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60defa" officeooo:paragraph-rsid="0066990f"/>
    </style:style>
    <style:style style:name="P3" style:family="paragraph" style:parent-style-name="Text_20_body">
      <style:text-properties officeooo:rsid="0066990f" officeooo:paragraph-rsid="0066990f"/>
    </style:style>
    <style:style style:name="P4" style:family="paragraph" style:parent-style-name="Heading_20_1">
      <style:text-properties officeooo:rsid="006803e3" officeooo:paragraph-rsid="006803e3"/>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464a5" style:font-size-asian="7pt" style:font-size-complex="7pt"/>
    </style:style>
    <style:style style:name="T4" style:family="text">
      <style:text-properties fo:font-size="7pt" officeooo:rsid="00663727" style:font-size-asian="7pt" style:font-size-complex="7pt"/>
    </style:style>
    <style:style style:name="T5" style:family="text">
      <style:text-properties fo:font-size="7pt" officeooo:rsid="006803e3" style:font-size-asian="7pt" style:font-size-complex="7pt"/>
    </style:style>
    <style:style style:name="T6" style:family="text">
      <style:text-properties fo:font-size="7pt" officeooo:rsid="0068e874" style:font-size-asian="7pt" style:font-size-complex="7pt"/>
    </style:style>
    <style:style style:name="T7" style:family="text">
      <style:text-properties officeooo:rsid="00697ca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Extensions</text:h>
      <text:p text:style-name="P1"><text:span text:style-name="T6">19</text:span><text:span text:style-name="T1">0</text:span><text:span text:style-name="T4">9</text:span><text:span text:style-name="T6">2</text:span><text:span text:style-name="T4">1</text:span><text:span text:style-name="T2">, updated </text:span><text:span text:style-name="T5">21</text:span><text:span text:style-name="T2">.</text:span><text:span text:style-name="T3">9</text:span><text:span text:style-name="T2">.2019/pekka</text:span></text:p>
      <text:p text:style-name="P3"><text:span text:style-name="T7">Optional eosal features are implemented as extensions, which can be turned on or off by complier defines. This provides the scalability: If we are to run serial communications on Arduino UNO board, we need to turn almost all extensions off to save resources. Then in some other environment we may need security, handle network topology, etc, thus need these featur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8T17:51:50.404647087</dc:date>
    <meta:editing-duration>PT13H30M42S</meta:editing-duration>
    <meta:editing-cycles>72</meta:editing-cycles>
    <meta:generator>LibreOffice/6.2.4.2$Linux_X86_64 LibreOffice_project/20$Build-2</meta:generator>
    <meta:document-statistic meta:table-count="0" meta:image-count="0" meta:object-count="0" meta:page-count="1" meta:paragraph-count="3" meta:word-count="64" meta:character-count="408" meta:non-whitespace-character-count="347"/>
  </office:meta>
</office:document-meta>
</file>